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1B0000008E65D2416E.png" manifest:media-type="image/png"/>
  <manifest:file-entry manifest:full-path="Pictures/100002010000011B0000008E68E0984D.png" manifest:media-type="image/png"/>
  <manifest:file-entry manifest:full-path="Pictures/10000201000001C2000000754CCDAA50.png" manifest:media-type="image/png"/>
  <manifest:file-entry manifest:full-path="Pictures/100002010000014D0000006CE7A71E71.png" manifest:media-type="image/png"/>
  <manifest:file-entry manifest:full-path="Pictures/100002010000012C0000004BCD255A9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999999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OOoLatexArgs="11§display§u_{i,j}, v_{i,j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OOoLatexArgs="11§display§\phi_{i-\frac{1}{2},j-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OOoLatexArgs="11§display§(L\phi)_{i-\frac{1}{2},j-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OOoLatexArgs="11§display§(G\phi)^{(y)}_{i,j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11§display§(G\phi)^{(x)}_{i,j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81cm" svg:y1="2.54cm" svg:x2="3.81cm" svg:y2="10.16cm">
          <text:p/>
        </draw:line>
        <draw:line draw:style-name="gr1" draw:text-style-name="P1" draw:layer="layout" svg:x1="6.35cm" svg:y1="2.54cm" svg:x2="6.35cm" svg:y2="10.16cm">
          <text:p/>
        </draw:line>
        <draw:line draw:style-name="gr1" draw:text-style-name="P1" draw:layer="layout" svg:x1="1.27cm" svg:y1="5.08cm" svg:x2="8.89cm" svg:y2="5.08cm">
          <text:p/>
        </draw:line>
        <draw:line draw:style-name="gr1" draw:text-style-name="P1" draw:layer="layout" svg:x1="1.27cm" svg:y1="7.62cm" svg:x2="8.89cm" svg:y2="7.62cm">
          <text:p/>
        </draw:line>
        <draw:custom-shape draw:style-name="gr2" draw:text-style-name="P1" draw:layer="layout" svg:width="0.127cm" svg:height="0.127cm" svg:x="5.029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3.759cm" svg:y="7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396cm" svg:height="0.348cm" svg:x="4.477cm" svg:y="6.475cm">
          <draw:image xlink:href="Pictures/100002010000012C0000004BCD255A97.png" xlink:type="simple" xlink:show="embed" xlink:actuate="onLoad">
            <text:p/>
          </draw:image>
        </draw:frame>
        <draw:frame draw:style-name="gr4" draw:text-style-name="P1" draw:layer="layout" svg:width="1.549cm" svg:height="0.502cm" svg:x="3.807cm" svg:y="7.641cm">
          <draw:image xlink:href="Pictures/100002010000014D0000006CE7A71E71.png" xlink:type="simple" xlink:show="embed" xlink:actuate="onLoad">
            <text:p/>
          </draw:image>
        </draw:frame>
        <draw:line draw:style-name="gr1" draw:text-style-name="P1" draw:layer="layout" svg:x1="12.7cm" svg:y1="2.54cm" svg:x2="12.7cm" svg:y2="10.16cm">
          <text:p/>
        </draw:line>
        <draw:line draw:style-name="gr1" draw:text-style-name="P1" draw:layer="layout" svg:x1="15.24cm" svg:y1="2.54cm" svg:x2="15.24cm" svg:y2="10.16cm">
          <text:p/>
        </draw:line>
        <draw:line draw:style-name="gr1" draw:text-style-name="P1" draw:layer="layout" svg:x1="10.16cm" svg:y1="5.08cm" svg:x2="17.78cm" svg:y2="5.08cm">
          <text:p/>
        </draw:line>
        <draw:line draw:style-name="gr1" draw:text-style-name="P1" draw:layer="layout" svg:x1="10.16cm" svg:y1="7.62cm" svg:x2="17.78cm" svg:y2="7.62cm">
          <text:p/>
        </draw:line>
        <draw:custom-shape draw:style-name="gr2" draw:text-style-name="P1" draw:layer="layout" svg:width="0.127cm" svg:height="0.127cm" svg:x="13.919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12.649cm" svg:y="7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.094cm" svg:height="0.543cm" svg:x="12.697cm" svg:y="7.641cm">
          <draw:image xlink:href="Pictures/10000201000001C2000000754CCDAA50.png" xlink:type="simple" xlink:show="embed" xlink:actuate="onLoad">
            <text:p/>
          </draw:image>
        </draw:frame>
        <draw:frame draw:style-name="gr6" draw:text-style-name="P1" draw:layer="layout" svg:width="1.317cm" svg:height="0.66cm" svg:x="13.467cm" svg:y="6.375cm">
          <draw:image xlink:href="Pictures/100002010000011B0000008E68E0984D.png" xlink:type="simple" xlink:show="embed" xlink:actuate="onLoad">
            <text:p/>
          </draw:image>
        </draw:frame>
        <draw:frame draw:style-name="gr7" draw:text-style-name="P1" draw:layer="layout" svg:width="1.317cm" svg:height="0.66cm" svg:x="13.467cm" svg:y="5.675cm">
          <draw:image xlink:href="Pictures/100002010000011B0000008E65D2416E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Zingale</meta:initial-creator>
    <meta:creation-date>2012-07-23T15:54:30</meta:creation-date>
    <dc:date>2012-07-23T16:36:22</dc:date>
    <dc:creator>Michael Zingale</dc:creator>
    <meta:editing-duration>PT25M57S</meta:editing-duration>
    <meta:editing-cycles>3</meta:editing-cycles>
    <meta:generator>LibreOffice/3.5$Linux_X86_64 LibreOffice_project/350m1$Build-3</meta:generator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